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662cm" fo:min-width="0.39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713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5cm" draw:marker-start-width="0.08cm" draw:marker-end-width="0.08cm" draw:fill="bitmap" draw:fill-color="#729fcf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96cm"/>
      <style:paragraph-properties style:writing-mode="lr-tb"/>
    </style:style>
    <style:style style:name="gr9" style:family="graphic" style:parent-style-name="objectwithoutfill">
      <style:graphic-properties svg:stroke-width="0.05cm" draw:marker-start-width="0.08cm" draw:marker-end="Arrow" draw:marker-end-width="0.12cm" draw:fill="bitmap" draw:fill-color="#729fcf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5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25cm"/>
      <style:paragraph-properties style:writing-mode="lr-tb"/>
    </style:style>
    <style:style style:name="gr12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03cm"/>
      <style:paragraph-properties style:writing-mode="lr-tb"/>
    </style:style>
    <style:style style:name="gr1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55cm"/>
      <style:paragraph-properties style:writing-mode="lr-tb"/>
    </style:style>
    <style:style style:name="gr1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85cm"/>
      <style:paragraph-properties style:writing-mode="lr-tb"/>
    </style:style>
    <style:style style:name="gr15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6cm" fo:min-width="0.233cm"/>
      <style:paragraph-properties style:writing-mode="lr-tb"/>
    </style:style>
    <style:style style:name="gr16" style:family="graphic" style:parent-style-name="objectwithoutfill">
      <style:graphic-properties svg:stroke-width="0.05cm" draw:marker-start-width="0.28cm" draw:marker-end-width="0.28cm" draw:fill="bitmap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fill="solid" draw:fill-color="#c9211e" draw:textarea-horizontal-align="justify" draw:textarea-vertical-align="middle" draw:auto-grow-height="false" fo:min-height="0.662cm" fo:min-width="0.3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width="0.05cm" draw:marker-start-width="0.28cm" draw:marker-end-width="0.28cm" draw:textarea-vertical-align="middle" fo:padding-top="0.145cm" fo:padding-bottom="0.145cm" fo:padding-left="0.27cm" fo:padding-right="0.27cm"/>
    </style:style>
    <style:style style:name="gr22" style:family="graphic" style:parent-style-name="objectwithoutfill">
      <style:graphic-properties draw:marker-end="Arrow" draw:marker-end-width="0.1cm" draw:fill="bitmap" draw:textarea-vertical-align="middle"/>
    </style:style>
    <style:style style:name="gr23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30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bitmap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9pt"/>
    </style:style>
    <style:style style:name="P8" style:family="paragraph">
      <loext:graphic-properties draw:fill="bitmap"/>
      <style:paragraph-properties fo:text-align="center"/>
    </style:style>
    <style:style style:name="P9" style:family="paragraph">
      <loext:graphic-properties draw:fill="solid" draw:fill-color="#c9211e"/>
      <style:paragraph-properties fo:text-align="center" style:writing-mode="lr-tb"/>
      <style:text-properties fo:language="en" fo:country="GB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fo:language="en" fo:country="GB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9pt"/>
    </style:style>
    <style:style style:name="T5" style:family="text">
      <style:text-properties style:font-size-asian="18pt" style:font-size-complex="18pt"/>
    </style:style>
    <style:style style:name="T6" style:family="text">
      <style:text-properties fo:font-size="20pt"/>
    </style:style>
    <style:style style:name="T7" style:family="text">
      <style:text-properties fo:font-size="7pt" style:font-size-asian="18pt" style:font-size-complex="18pt"/>
    </style:style>
    <style:style style:name="T8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custom-shape draw:style-name="gr1" draw:text-style-name="P2" xml:id="id2" draw:id="id2" draw:layer="layout" svg:width="1.26cm" svg:height="1.29cm" svg:x="0.78cm" svg:y="6.553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3" draw:layer="layout" svg:width="1.26cm" svg:height="0.963cm" svg:x="-0.14cm" svg:y="6.893cm">
          <draw:text-box>
            <text:p><text:span text:style-name="T2">V</text:span><text:span text:style-name="T3">eq</text:span></text:p>
          </draw:text-box>
        </draw:frame>
        <draw:g xml:id="id3" draw:id="id3">
          <draw:line draw:style-name="gr3" draw:text-style-name="P4" draw:layer="layout" svg:x1="2.42cm" svg:y1="5.363cm" svg:x2="2.568cm" svg:y2="4.858cm">
            <text:p/>
          </draw:line>
          <draw:line draw:style-name="gr3" draw:text-style-name="P4" draw:layer="layout" svg:x1="2.912cm" svg:y1="5.819cm" svg:x2="2.565cm" svg:y2="4.859cm">
            <text:p/>
          </draw:line>
          <draw:line draw:style-name="gr3" draw:text-style-name="P4" draw:layer="layout" svg:x1="3.603cm" svg:y1="5.843cm" svg:x2="3.916cm" svg:y2="4.873cm">
            <text:p/>
          </draw:line>
          <draw:line draw:style-name="gr3" draw:text-style-name="P4" draw:layer="layout" svg:x1="2.914cm" svg:y1="5.819cm" svg:x2="3.231cm" svg:y2="4.859cm">
            <text:p/>
          </draw:line>
          <draw:line draw:style-name="gr3" draw:text-style-name="P4" draw:layer="layout" svg:x1="3.584cm" svg:y1="5.842cm" svg:x2="3.247cm" svg:y2="4.86cm">
            <text:p/>
          </draw:line>
          <draw:line draw:style-name="gr3" draw:text-style-name="P4" draw:layer="layout" svg:x1="4.256cm" svg:y1="5.775cm" svg:x2="3.917cm" svg:y2="4.873cm">
            <text:p/>
          </draw:line>
          <draw:line draw:style-name="gr3" draw:text-style-name="P4" draw:layer="layout" svg:x1="4.266cm" svg:y1="5.775cm" svg:x2="4.43cm" svg:y2="5.343cm">
            <text:p/>
          </draw:line>
        </draw:g>
        <draw:custom-shape draw:style-name="gr4" draw:text-style-name="P5" xml:id="id1" draw:id="id1" draw:layer="layout" svg:width="0.1cm" svg:height="0.1cm" draw:transform="rotate (3.13688026460941) translate (1.47cm 5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.42cm" svg:y1="5.413cm" svg:x2="1.41cm" svg:y2="6.553cm" draw:start-shape="id1" draw:start-glue-point="4" draw:end-shape="id2" draw:end-glue-point="4" svg:d="M1420 5413l-10 1140" svg:viewBox="0 0 11 1141">
          <text:p/>
        </draw:connector>
        <draw:connector draw:style-name="gr5" draw:text-style-name="P6" draw:layer="layout" draw:type="line" svg:x1="1.47cm" svg:y1="5.363cm" svg:x2="2.42cm" svg:y2="5.35cm" draw:start-shape="id1" draw:start-glue-point="6" draw:end-shape="id3" draw:end-glue-point="3" svg:d="M1470 5363l950-13" svg:viewBox="0 0 951 14">
          <text:p/>
        </draw:connector>
        <draw:frame draw:style-name="gr6" draw:text-style-name="P7" draw:layer="layout" svg:width="0.752cm" svg:height="0.66cm" svg:x="0.92cm" svg:y="4.753cm">
          <draw:text-box>
            <text:p><text:span text:style-name="T4">in</text:span></text:p>
          </draw:text-box>
        </draw:frame>
        <draw:custom-shape draw:style-name="gr4" draw:text-style-name="P5" xml:id="id4" draw:id="id4" draw:layer="layout" svg:width="0.1cm" svg:height="0.1cm" draw:transform="rotate (3.13688026460941) translate (4.87cm 5.3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4.77cm" svg:y1="5.348cm" svg:x2="4.43cm" svg:y2="5.35cm" draw:start-shape="id4" draw:start-glue-point="10" draw:end-shape="id3" draw:end-glue-point="1" svg:d="M4770 5348l-340 2" svg:viewBox="0 0 341 3">
          <text:p/>
        </draw:connector>
        <draw:frame draw:style-name="gr7" draw:text-style-name="P3" draw:layer="layout" svg:width="2.74cm" svg:height="0.645cm" svg:x="2.15cm" svg:y="5.773cm">
          <draw:text-box>
            <text:p><text:span text:style-name="T2">R</text:span><text:span text:style-name="T3">B </text:span><text:span text:style-name="T2">= R</text:span><text:span text:style-name="T3">1</text:span><text:span text:style-name="T2"> || </text:span><text:span text:style-name="T2">R</text:span><text:span text:style-name="T3">2</text:span></text:p>
          </draw:text-box>
        </draw:frame>
        <draw:frame draw:style-name="gr8" draw:text-style-name="P7" draw:layer="layout" svg:width="1.196cm" svg:height="0.607cm" svg:x="4.354cm" svg:y="5.358cm">
          <draw:text-box>
            <text:p><text:span text:style-name="T4">bas</text:span><text:span text:style-name="T4">e</text:span></text:p>
          </draw:text-box>
        </draw:frame>
        <draw:line draw:style-name="gr5" draw:text-style-name="P6" xml:id="id14" draw:id="id14" draw:layer="layout" svg:x1="6.12cm" svg:y1="4.878cm" svg:x2="6.12cm" svg:y2="4.558cm">
          <text:p/>
        </draw:line>
        <draw:g>
          <draw:line draw:style-name="gr5" draw:text-style-name="P6" draw:layer="layout" svg:x1="5.67cm" svg:y1="4.927cm" svg:x2="5.67cm" svg:y2="5.777cm">
            <text:p/>
          </draw:line>
          <draw:line draw:style-name="gr5" draw:text-style-name="P6" xml:id="id5" draw:id="id5" draw:layer="layout" svg:x1="6.11cm" svg:y1="6.158cm" svg:x2="6.11cm" svg:y2="5.798cm">
            <text:p/>
          </draw:line>
          <draw:line draw:style-name="gr5" draw:text-style-name="P6" draw:layer="layout" svg:x1="5.678cm" svg:y1="5.15cm" svg:x2="6.118cm" svg:y2="4.88cm">
            <text:p/>
          </draw:line>
          <draw:line draw:style-name="gr9" draw:text-style-name="P6" draw:layer="layout" svg:x1="5.678cm" svg:y1="5.53cm" svg:x2="6.118cm" svg:y2="5.8cm">
            <text:p/>
          </draw:line>
          <draw:connector draw:style-name="gr5" draw:text-style-name="P6" draw:layer="layout" draw:type="line" svg:x1="6.11cm" svg:y1="6.158cm" svg:x2="6.109cm" svg:y2="6.296cm" draw:start-shape="id5" draw:start-glue-point="2" svg:d="M6110 6158l-1 138" svg:viewBox="0 0 2 139">
            <text:p/>
          </draw:connector>
        </draw:g>
        <draw:line draw:style-name="gr5" draw:text-style-name="P6" xml:id="id11" draw:id="id11" draw:layer="layout" svg:x1="5.25cm" svg:y1="5.348cm" svg:x2="5.668cm" svg:y2="5.35cm">
          <text:p/>
        </draw:line>
        <draw:custom-shape draw:style-name="gr4" draw:text-style-name="P5" xml:id="id9" draw:id="id9" draw:layer="layout" svg:width="0.1cm" svg:height="0.1cm" draw:transform="rotate (3.13688026460941) translate (6.17cm 0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cm" svg:height="0.607cm" svg:x="5.14cm" svg:y="0.218cm">
          <draw:text-box>
            <text:p><text:span text:style-name="T4">vcc</text:span></text:p>
          </draw:text-box>
        </draw:frame>
        <draw:g xml:id="id10" draw:id="id10">
          <draw:line draw:style-name="gr3" draw:text-style-name="P4" draw:layer="layout" svg:x1="6.13cm" svg:y1="1.118cm" svg:x2="5.661cm" svg:y2="1.26cm">
            <text:p/>
          </draw:line>
          <draw:line draw:style-name="gr3" draw:text-style-name="P4" draw:layer="layout" svg:x1="6.61cm" svg:y1="1.637cm" svg:x2="5.662cm" svg:y2="1.257cm">
            <text:p/>
          </draw:line>
          <draw:line draw:style-name="gr3" draw:text-style-name="P4" draw:layer="layout" svg:x1="6.61cm" svg:y1="2.328cm" svg:x2="5.63cm" svg:y2="2.608cm">
            <text:p/>
          </draw:line>
          <draw:line draw:style-name="gr3" draw:text-style-name="P4" draw:layer="layout" svg:x1="6.61cm" svg:y1="1.638cm" svg:x2="5.64cm" svg:y2="1.922cm">
            <text:p/>
          </draw:line>
          <draw:line draw:style-name="gr3" draw:text-style-name="P4" draw:layer="layout" svg:x1="6.61cm" svg:y1="2.308cm" svg:x2="5.64cm" svg:y2="1.938cm">
            <text:p/>
          </draw:line>
          <draw:line draw:style-name="gr3" draw:text-style-name="P4" draw:layer="layout" svg:x1="6.52cm" svg:y1="2.978cm" svg:x2="5.63cm" svg:y2="2.608cm">
            <text:p/>
          </draw:line>
          <draw:line draw:style-name="gr3" draw:text-style-name="P4" draw:layer="layout" svg:x1="6.52cm" svg:y1="2.988cm" svg:x2="6.11cm" svg:y2="3.148cm">
            <text:p/>
          </draw:line>
        </draw:g>
        <draw:frame draw:style-name="gr11" draw:text-style-name="P3" draw:layer="layout" svg:width="0.91cm" svg:height="0.675cm" svg:x="5.26cm" svg:y="2.853cm">
          <draw:text-box>
            <text:p><text:span text:style-name="T2">R</text:span><text:span text:style-name="T3">c</text:span></text:p>
          </draw:text-box>
        </draw:frame>
        <draw:custom-shape draw:style-name="gr4" draw:text-style-name="P5" xml:id="id15" draw:id="id15" draw:layer="layout" svg:width="0.1cm" svg:height="0.1cm" draw:transform="rotate (3.13688026460941) translate (9.07cm 4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cm" svg:height="0.607cm" svg:x="7.57cm" svg:y="3.701cm">
          <draw:text-box>
            <text:p><text:span text:style-name="T4">coll</text:span></text:p>
          </draw:text-box>
        </draw:frame>
        <draw:custom-shape draw:style-name="gr4" draw:text-style-name="P5" xml:id="id7" draw:id="id7" draw:layer="layout" svg:width="0.1cm" svg:height="0.1cm" draw:transform="rotate (-0.821002880138133) translate (6.108cm 6.2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103cm" svg:height="0.607cm" svg:x="4.957cm" svg:y="6.068cm">
          <draw:text-box>
            <text:p><text:span text:style-name="T4">emit</text:span></text:p>
          </draw:text-box>
        </draw:frame>
        <draw:g xml:id="id6" draw:id="id6">
          <draw:line draw:style-name="gr3" draw:text-style-name="P4" draw:layer="layout" svg:x1="6.11cm" svg:y1="6.638cm" svg:x2="5.641cm" svg:y2="6.78cm">
            <text:p/>
          </draw:line>
          <draw:line draw:style-name="gr3" draw:text-style-name="P4" draw:layer="layout" svg:x1="6.59cm" svg:y1="7.157cm" svg:x2="5.642cm" svg:y2="6.777cm">
            <text:p/>
          </draw:line>
          <draw:line draw:style-name="gr3" draw:text-style-name="P4" draw:layer="layout" svg:x1="6.59cm" svg:y1="7.848cm" svg:x2="5.61cm" svg:y2="8.128cm">
            <text:p/>
          </draw:line>
          <draw:line draw:style-name="gr3" draw:text-style-name="P4" draw:layer="layout" svg:x1="6.59cm" svg:y1="7.158cm" svg:x2="5.62cm" svg:y2="7.442cm">
            <text:p/>
          </draw:line>
          <draw:line draw:style-name="gr3" draw:text-style-name="P4" draw:layer="layout" svg:x1="6.59cm" svg:y1="7.828cm" svg:x2="5.62cm" svg:y2="7.458cm">
            <text:p/>
          </draw:line>
          <draw:line draw:style-name="gr3" draw:text-style-name="P4" draw:layer="layout" svg:x1="6.5cm" svg:y1="8.498cm" svg:x2="5.61cm" svg:y2="8.128cm">
            <text:p/>
          </draw:line>
          <draw:line draw:style-name="gr3" draw:text-style-name="P4" draw:layer="layout" svg:x1="6.5cm" svg:y1="8.508cm" svg:x2="6.04cm" svg:y2="8.648cm">
            <text:p/>
          </draw:line>
        </draw:g>
        <draw:frame draw:style-name="gr13" draw:text-style-name="P3" draw:layer="layout" svg:width="1.03cm" svg:height="0.805cm" svg:x="4.87cm" svg:y="7.418cm">
          <draw:text-box>
            <text:p><text:span text:style-name="T2">R</text:span><text:span text:style-name="T3">e</text:span></text:p>
          </draw:text-box>
        </draw:frame>
        <draw:g xml:id="id8" draw:id="id8">
          <draw:line draw:style-name="gr3" draw:text-style-name="P4" draw:layer="layout" svg:x1="7.158cm" svg:y1="7.219cm" svg:x2="8.358cm" svg:y2="7.216cm">
            <text:p/>
          </draw:line>
          <draw:line draw:style-name="gr3" draw:text-style-name="P4" draw:layer="layout" svg:x1="7.16cm" svg:y1="7.769cm" svg:x2="8.36cm" svg:y2="7.766cm">
            <text:p/>
          </draw:line>
          <draw:line draw:style-name="gr3" draw:text-style-name="P4" draw:layer="layout" svg:x1="7.742cm" svg:y1="8.648cm" svg:x2="7.746cm" svg:y2="7.764cm">
            <text:p/>
          </draw:line>
          <draw:line draw:style-name="gr3" draw:text-style-name="P4" draw:layer="layout" svg:x1="7.738cm" svg:y1="7.231cm" svg:x2="7.742cm" svg:y2="6.347cm">
            <text:p/>
          </draw:line>
        </draw:g>
        <draw:frame draw:style-name="gr7" draw:text-style-name="P3" draw:layer="layout" svg:width="1.06cm" svg:height="0.645cm" svg:x="6.72cm" svg:y="7.798cm">
          <draw:text-box>
            <text:p><text:span text:style-name="T2">C</text:span><text:span text:style-name="T3">b</text:span></text:p>
          </draw:text-box>
        </draw:frame>
        <draw:connector draw:style-name="gr5" draw:text-style-name="P6" draw:layer="layout" draw:type="line" svg:x1="6.1cm" svg:y1="6.638cm" svg:x2="6.104cm" svg:y2="6.393cm" draw:start-shape="id6" draw:start-glue-point="0" draw:end-shape="id7" draw:end-glue-point="9" svg:d="M6100 6638l4-245" svg:viewBox="0 0 5 246">
          <text:p/>
        </draw:connector>
        <draw:connector draw:style-name="gr5" draw:text-style-name="P6" draw:layer="layout" draw:type="line" svg:x1="6.157cm" svg:y1="6.344cm" svg:x2="7.759cm" svg:y2="6.347cm" draw:start-shape="id7" draw:start-glue-point="11" draw:end-shape="id8" draw:end-glue-point="0" svg:d="M6157 6344l1602 3" svg:viewBox="0 0 1603 4">
          <text:p/>
        </draw:connector>
        <draw:frame draw:style-name="gr14" draw:text-style-name="P3" draw:layer="layout" svg:width="2.27cm" svg:height="0.735cm" svg:x="8.01cm" svg:y="1.798cm">
          <draw:text-box>
            <text:p><text:span text:style-name="T2">V</text:span><text:span text:style-name="T3">cc </text:span><text:span text:style-name="T2">= 12 V</text:span></text:p>
          </draw:text-box>
        </draw:frame>
        <draw:line draw:style-name="gr5" draw:text-style-name="P6" draw:layer="layout" svg:x1="7.74cm" svg:y1="8.648cm" svg:x2="7.74cm" svg:y2="9.168cm">
          <text:p/>
        </draw:line>
        <draw:line draw:style-name="gr5" draw:text-style-name="P6" draw:layer="layout" svg:x1="6.04cm" svg:y1="8.648cm" svg:x2="6.04cm" svg:y2="9.168cm">
          <text:p/>
        </draw:line>
        <draw:frame draw:style-name="gr13" draw:text-style-name="P3" draw:layer="layout" svg:width="1.03cm" svg:height="0.805cm" svg:x="5.84cm" svg:y="5.178cm">
          <draw:text-box>
            <text:p><text:span text:style-name="T5">E</text:span></text:p>
          </draw:text-box>
        </draw:frame>
        <draw:frame draw:style-name="gr13" draw:text-style-name="P3" draw:layer="layout" svg:width="1.03cm" svg:height="0.805cm" svg:x="5.843cm" svg:y="4.783cm">
          <draw:text-box>
            <text:p><text:span text:style-name="T5">C</text:span></text:p>
          </draw:text-box>
        </draw:frame>
        <draw:custom-shape draw:style-name="gr4" draw:text-style-name="P5" xml:id="id12" draw:id="id12" draw:layer="layout" svg:width="0.1cm" svg:height="0.1cm" draw:transform="rotate (3.13688026460941) translate (9.06cm 9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733cm" svg:height="0.71cm" svg:x="8.497cm" svg:y="9.168cm">
          <draw:text-box>
            <text:p><text:span text:style-name="T4">0</text:span></text:p>
          </draw:text-box>
        </draw:frame>
        <draw:connector draw:style-name="gr16" draw:text-style-name="P8" draw:layer="layout" draw:type="line" svg:x1="6.12cm" svg:y1="0.468cm" svg:x2="6.12cm" svg:y2="1.118cm" draw:start-shape="id9" draw:start-glue-point="4" draw:end-shape="id10" draw:end-glue-point="0" svg:d="M6120 468v650" svg:viewBox="0 0 1 651">
          <text:p/>
        </draw:connector>
        <draw:custom-shape draw:style-name="gr17" draw:text-style-name="P9" xml:id="id13" draw:id="id13" draw:layer="layout" svg:width="1.26cm" svg:height="1.29cm" svg:x="9.504cm" svg:y="2.299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0.86cm" svg:height="1.19cm" svg:x="9.783cm" svg:y="2.648cm">
          <draw:text-box>
            <text:p text:style-name="P10"><text:span text:style-name="T6">-</text:span></text:p>
          </draw:text-box>
        </draw:frame>
        <draw:frame draw:style-name="gr19" draw:text-style-name="P11" draw:layer="layout" svg:width="0.86cm" svg:height="1.038cm" svg:x="9.693cm" svg:y="2.178cm">
          <draw:text-box>
            <text:p text:style-name="P10"><text:span text:style-name="T6">+</text:span></text:p>
          </draw:text-box>
        </draw:frame>
        <draw:frame draw:style-name="gr18" draw:text-style-name="P11" draw:layer="layout" svg:width="0.86cm" svg:height="1.19cm" svg:x="0.966cm" svg:y="6.458cm">
          <draw:text-box>
            <text:p text:style-name="P10"><text:span text:style-name="T6">+</text:span></text:p>
          </draw:text-box>
        </draw:frame>
        <draw:frame draw:style-name="gr18" draw:text-style-name="P11" draw:layer="layout" svg:width="0.86cm" svg:height="1.19cm" svg:x="1.05cm" svg:y="6.89cm">
          <draw:text-box>
            <text:p text:style-name="P10"><text:span text:style-name="T6">-</text:span></text:p>
          </draw:text-box>
        </draw:frame>
        <draw:connector draw:style-name="gr16" draw:text-style-name="P8" draw:layer="layout" draw:type="line" svg:x1="5.25cm" svg:y1="5.349cm" svg:x2="4.87cm" svg:y2="5.348cm" draw:start-shape="id11" draw:start-glue-point="3" draw:end-shape="id4" draw:end-glue-point="6" svg:d="M5250 5349l-380-1" svg:viewBox="0 0 381 2">
          <text:p/>
        </draw:connector>
        <draw:line draw:style-name="gr20" draw:text-style-name="P4" draw:layer="layout" svg:x1="5.167cm" svg:y1="9.718cm" svg:x2="5.309cm" svg:y2="9.718cm">
          <text:p/>
        </draw:line>
        <draw:line draw:style-name="gr20" draw:text-style-name="P4" draw:layer="layout" svg:x1="5.087cm" svg:y1="9.59cm" svg:x2="5.383cm" svg:y2="9.59cm">
          <text:p/>
        </draw:line>
        <draw:line draw:style-name="gr20" draw:text-style-name="P4" draw:layer="layout" svg:x1="5.53cm" svg:y1="9.442cm" svg:x2="4.93cm" svg:y2="9.442cm">
          <text:p/>
        </draw:line>
        <draw:line draw:style-name="gr20" draw:text-style-name="P4" draw:layer="layout" svg:x1="5.23cm" svg:y1="9.432cm" svg:x2="5.23cm" svg:y2="9.198cm">
          <text:p/>
        </draw:line>
        <draw:connector draw:style-name="gr21" draw:text-style-name="P12" draw:layer="layout" svg:x1="9.06cm" svg:y1="9.178cm" svg:x2="10.134cm" svg:y2="3.589cm" draw:start-shape="id12" draw:start-glue-point="6" draw:end-shape="id13" draw:end-glue-point="8" svg:d="M9060 9178h1074v-5589" svg:viewBox="0 0 1075 5590">
          <text:p/>
        </draw:connector>
        <draw:connector draw:style-name="gr21" draw:text-style-name="P12" draw:layer="layout" svg:x1="10.134cm" svg:y1="2.299cm" svg:x2="6.17cm" svg:y2="0.418cm" draw:start-shape="id13" draw:start-glue-point="4" draw:end-shape="id9" draw:end-glue-point="6" svg:d="M10134 2299v-1881h-3964" svg:viewBox="0 0 3965 1882">
          <text:p/>
        </draw:connector>
        <draw:connector draw:style-name="gr16" draw:text-style-name="P8" draw:layer="layout" draw:type="line" svg:x1="6.12cm" svg:y1="3.148cm" svg:x2="6.12cm" svg:y2="4.558cm" draw:start-shape="id10" draw:start-glue-point="2" draw:end-shape="id14" draw:end-glue-point="0" svg:d="M6120 3148v1410" svg:viewBox="0 0 1 1411">
          <text:p/>
        </draw:connector>
        <draw:connector draw:style-name="gr16" draw:text-style-name="P8" draw:layer="layout" draw:type="line" svg:x1="8.97cm" svg:y1="4.338cm" svg:x2="6.138cm" svg:y2="4.349cm" draw:start-shape="id15" draw:start-glue-point="10" svg:d="M8970 4338l-2832 11" svg:viewBox="0 0 2833 12">
          <text:p/>
        </draw:connector>
        <draw:connector draw:style-name="gr21" draw:text-style-name="P12" draw:layer="layout" svg:x1="8.96cm" svg:y1="9.178cm" svg:x2="1.41cm" svg:y2="7.843cm" draw:start-shape="id12" draw:start-glue-point="10" draw:end-shape="id16" draw:end-glue-point="2" svg:d="M8960 9178h-7550v-1335" svg:viewBox="0 0 7551 1336">
          <text:p/>
        </draw:connector>
        <draw:frame draw:style-name="gr18" draw:text-style-name="P11" draw:layer="layout" svg:width="0.86cm" svg:height="1.19cm" svg:x="8.65cm" svg:y="6.19cm">
          <draw:text-box>
            <text:p text:style-name="P10"><text:span text:style-name="T6">-</text:span></text:p>
          </draw:text-box>
        </draw:frame>
        <draw:frame draw:style-name="gr18" draw:text-style-name="P11" draw:layer="layout" svg:width="0.86cm" svg:height="1.19cm" svg:x="8.566cm" svg:y="4.858cm">
          <draw:text-box>
            <text:p text:style-name="P10"><text:span text:style-name="T6">+</text:span></text:p>
          </draw:text-box>
        </draw:frame>
        <draw:frame draw:style-name="gr2" draw:text-style-name="P3" draw:layer="layout" svg:width="1.29cm" svg:height="0.963cm" svg:x="8.5cm" svg:y="5.778cm">
          <draw:text-box>
            <text:p><text:span text:style-name="T2">V</text:span><text:span text:style-name="T3">O</text:span><text:span text:style-name="T7">1</text:span></text:p>
          </draw:text-box>
        </draw:frame>
        <draw:line draw:style-name="gr22" draw:text-style-name="P8" draw:layer="layout" svg:x1="6.42cm" svg:y1="4.518cm" svg:x2="6.42cm" svg:y2="4.858cm">
          <text:p/>
        </draw:line>
        <draw:line draw:style-name="gr22" draw:text-style-name="P8" draw:layer="layout" svg:x1="6.42cm" svg:y1="5.811cm" svg:x2="6.42cm" svg:y2="6.151cm">
          <text:p/>
        </draw:line>
        <draw:line draw:style-name="gr22" draw:text-style-name="P8" draw:layer="layout" svg:x1="5.2cm" svg:y1="5.228cm" svg:x2="5.57cm" svg:y2="5.228cm">
          <text:p/>
        </draw:line>
        <draw:frame draw:style-name="gr23" draw:text-style-name="P14" draw:layer="layout" svg:width="0.806cm" svg:height="0.607cm" svg:x="5.02cm" svg:y="4.728cm">
          <draw:text-box>
            <text:p text:style-name="P13"><text:span text:style-name="T3">I</text:span><text:span text:style-name="T8">B</text:span></text:p>
          </draw:text-box>
        </draw:frame>
        <draw:frame draw:style-name="gr23" draw:text-style-name="P14" draw:layer="layout" svg:width="0.806cm" svg:height="0.607cm" svg:x="6.28cm" svg:y="4.388cm">
          <draw:text-box>
            <text:p text:style-name="P13"><text:span text:style-name="T3">I</text:span><text:span text:style-name="T8">C</text:span></text:p>
          </draw:text-box>
        </draw:frame>
        <draw:frame draw:style-name="gr23" draw:text-style-name="P14" draw:layer="layout" svg:width="0.806cm" svg:height="0.607cm" svg:x="6.25cm" svg:y="5.678cm">
          <draw:text-box>
            <text:p text:style-name="P13"><text:span text:style-name="T3">I</text:span><text:span text:style-name="T8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5:14:01.888424376</dc:date>
    <meta:editing-duration>PT2H25M13S</meta:editing-duration>
    <meta:editing-cycles>37</meta:editing-cycles>
    <meta:generator>LibreOffice/6.4.7.2$Linux_X86_64 LibreOffice_project/40$Build-2</meta:generator>
    <meta:document-statistic meta:object-count="91"/>
  </office:meta>
</office:document-meta>
</file>